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7nX|y5~C</text:p>
          </table:table-cell>
        </table:table-row>
        <table:table-row table:style-name="ro1"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%}vG7Qy8</text:p>
          </table:table-cell>
        </table:table-row>
        <table:table-row table:style-name="ro1"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8x6]JFo{</text:p>
          </table:table-cell>
        </table:table-row>
        <table:table-row table:style-name="ro1"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Ma=#4Q6t</text:p>
          </table:table-cell>
        </table:table-row>
        <table:table-row table:style-name="ro1"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RX~[i2x3</text:p>
          </table:table-cell>
        </table:table-row>
        <table:table-row table:style-name="ro1"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M!e)V9y8</text:p>
          </table:table-cell>
        </table:table-row>
        <table:table-row table:style-name="ro1"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z3t|KM6&amp;</text:p>
          </table:table-cell>
        </table:table-row>
        <table:table-row table:style-name="ro1"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~M9)5Rxb</text:p>
          </table:table-cell>
        </table:table-row>
        <table:table-row table:style-name="ro1"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xqTH9(6]</text:p>
          </table:table-cell>
        </table:table-row>
        <table:table-row table:style-name="ro1"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vXK3*g6+</text:p>
          </table:table-cell>
        </table:table-row>
        <table:table-row table:style-name="ro1"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5(S7?Qje</text:p>
          </table:table-cell>
        </table:table-row>
        <table:table-row table:style-name="ro1"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gUu4W}3]</text:p>
          </table:table-cell>
        </table:table-row>
        <table:table-row table:style-name="ro1"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^h2Hi.B4</text:p>
          </table:table-cell>
        </table:table-row>
        <table:table-row table:style-name="ro1"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ceKW85=#</text:p>
          </table:table-cell>
        </table:table-row>
        <table:table-row table:style-name="ro1"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.nNq7?5S</text:p>
          </table:table-cell>
        </table:table-row>
        <table:table-row table:style-name="ro1"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g#G|8s3E</text:p>
          </table:table-cell>
        </table:table-row>
        <table:table-row table:style-name="ro1"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5Tjz&amp;3D|</text:p>
          </table:table-cell>
        </table:table-row>
        <table:table-row table:style-name="ro1"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8+m.ED6z</text:p>
          </table:table-cell>
        </table:table-row>
        <table:table-row table:style-name="ro1"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x7W4E[=v</text:p>
          </table:table-cell>
        </table:table-row>
        <table:table-row table:style-name="ro1"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5mTw[)9I</text:p>
          </table:table-cell>
        </table:table-row>
        <table:table-row table:style-name="ro1"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_6Z9^Sqv</text:p>
          </table:table-cell>
        </table:table-row>
        <table:table-row table:style-name="ro1"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9o7z-NG&amp;</text:p>
          </table:table-cell>
        </table:table-row>
        <table:table-row table:style-name="ro1"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2Kd~7A^v</text:p>
          </table:table-cell>
        </table:table-row>
        <table:table-row table:style-name="ro1"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-xE2r4)T</text:p>
          </table:table-cell>
        </table:table-row>
        <table:table-row table:style-name="ro1"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S7|z)L4s</text:p>
          </table:table-cell>
        </table:table-row>
        <table:table-row table:style-name="ro1"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T?#3Pmc4</text:p>
          </table:table-cell>
        </table:table-row>
        <table:table-row table:style-name="ro1"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?sS2m+5U</text:p>
          </table:table-cell>
        </table:table-row>
        <table:table-row table:style-name="ro1"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d4K2b&amp;=B</text:p>
          </table:table-cell>
        </table:table-row>
        <table:table-row table:style-name="ro1"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27BY_.fd</text:p>
          </table:table-cell>
        </table:table-row>
        <table:table-row table:style-name="ro1"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!Y8V#yl2</text:p>
          </table:table-cell>
        </table:table-row>
        <table:table-row table:style-name="ro1"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9pMF.3@c</text:p>
          </table:table-cell>
        </table:table-row>
        <table:table-row table:style-name="ro1"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LgI31z!%</text:p>
          </table:table-cell>
        </table:table-row>
        <table:table-row table:style-name="ro1"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W%6=L8qf</text:p>
          </table:table-cell>
        </table:table-row>
        <table:table-row table:style-name="ro1"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7.YyZ}s6</text:p>
          </table:table-cell>
        </table:table-row>
        <table:table-row table:style-name="ro1"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)%nRzE69</text:p>
          </table:table-cell>
        </table:table-row>
        <table:table-row table:style-name="ro1"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qGJa3?|5</text:p>
          </table:table-cell>
        </table:table-row>
        <table:table-row table:style-name="ro1"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9=6nICt_</text:p>
          </table:table-cell>
        </table:table-row>
        <table:table-row table:style-name="ro1"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3|_8RKue</text:p>
          </table:table-cell>
        </table:table-row>
        <table:table-row table:style-name="ro1"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54EBgx@+</text:p>
          </table:table-cell>
        </table:table-row>
        <table:table-row table:style-name="ro1"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=WDo6b{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